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15.2pt"/>
    </style:style>
    <style:style style:name="co3" style:family="table-column">
      <style:table-column-properties fo:break-before="auto" style:column-width="270.14pt"/>
    </style:style>
    <style:style style:name="co4" style:family="table-column">
      <style:table-column-properties fo:break-before="auto" style:column-width="197.6pt"/>
    </style:style>
    <style:style style:name="co5" style:family="table-column">
      <style:table-column-properties fo:break-before="auto" style:column-width="183.7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21.74pt" fo:break-before="auto" style:use-optimal-row-height="fals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56.24pt" fo:break-before="auto" style:use-optimal-row-height="false"/>
    </style:style>
    <style:style style:name="ro6" style:family="table-row">
      <style:table-row-properties style:row-height="40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1" office:value-type="string" calcext:value-type="string" table:number-columns-spanned="4" table:number-rows-spanned="1">
            <text:p>EMA <text:s/>tes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X 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EMA</text:p>
          </table:table-cell>
          <table:table-cell table:formula="of:=[.B4]*[.B7]" office:value-type="float" office:value="0.222222222222222" calcext:value-type="float">
            <text:p>0.222222222222222</text:p>
          </table:table-cell>
          <table:table-cell table:formula="of:=[.$B$7]*[.C4]+(1-[.$B$7])*[.B5]" office:value-type="float" office:value="0.617283950617284" calcext:value-type="float">
            <text:p>0.6172839506172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table:formula="of:=2/(8+1)" office:value-type="float" office:value="0.222222222222222" calcext:value-type="float">
            <text:p>0.22222222222222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4" table:number-rows-spanned="1">
            <text:p>RMA <text:s/>tes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X 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3">
          <table:table-cell table:style-name="ce1" office:value-type="string" calcext:value-type="string">
            <text:p>RMA</text:p>
          </table:table-cell>
          <table:table-cell table:formula="of:=[.B11]/[.B14]" office:value-type="float" office:value="0.125" calcext:value-type="float">
            <text:p>0.125</text:p>
          </table:table-cell>
          <table:table-cell table:formula="of:=([.C11]+([.$B$14]-1)*[.B12])/[.$B$14]" office:value-type="float" office:value="0.359375" calcext:value-type="float">
            <text:p>0.359375</text:p>
          </table:table-cell>
          <table:table-cell table:formula="of:=([.D11]+([.$B$14]-1)*[.C12])/[.$B$14]" office:value-type="float" office:value="0.689453125" calcext:value-type="float">
            <text:p>0.689453125</text:p>
          </table:table-cell>
          <table:table-cell table:formula="of:=([.E11]+([.$B$14]-1)*[.D12])/[.$B$14]" office:value-type="float" office:value="1.103271484375" calcext:value-type="float">
            <text:p>1.103271484375</text:p>
          </table:table-cell>
          <table:table-cell table:formula="of:=([.F11]+([.$B$14]-1)*[.E12])/[.$B$14]" office:value-type="float" office:value="1.59036254882813" calcext:value-type="float">
            <text:p>1.59036254882813</text:p>
          </table:table-cell>
          <table:table-cell table:formula="of:=([.G11]+([.$B$14]-1)*[.F12])/[.$B$14]" office:value-type="float" office:value="2.14156723022461" calcext:value-type="float">
            <text:p>2.14156723022461</text:p>
          </table:table-cell>
          <table:table-cell table:formula="of:=([.H11]+([.$B$14]-1)*[.G12])/[.$B$14]" office:value-type="float" office:value="2.74887132644653" calcext:value-type="float">
            <text:p>2.74887132644653</text:p>
          </table:table-cell>
          <table:table-cell table:formula="of:=([.I11]+([.$B$14]-1)*[.H12])/[.$B$14]" office:value-type="float" office:value="3.40526241064072" calcext:value-type="float">
            <text:p>3.40526241064072</text:p>
          </table:table-cell>
          <table:table-cell table:formula="of:=([.J11]+([.$B$14]-1)*[.I12])/[.$B$14]" office:value-type="float" office:value="4.10460460931063" calcext:value-type="float">
            <text:p>4.10460460931063</text:p>
          </table:table-cell>
          <table:table-cell table:formula="of:=([.K11]+([.$B$14]-1)*[.J12])/[.$B$14]" office:value-type="float" office:value="4.8415290331468" calcext:value-type="float">
            <text:p>4.8415290331468</text:p>
          </table:table-cell>
          <table:table-cell table:formula="of:=([.L11]+([.$B$14]-1)*[.K12])/[.$B$14]" office:value-type="float" office:value="5.61133790400345" calcext:value-type="float">
            <text:p>5.61133790400345</text:p>
          </table:table-cell>
          <table:table-cell table:formula="of:=([.M11]+([.$B$14]-1)*[.L12])/[.$B$14]" office:value-type="float" office:value="6.40992066600302" calcext:value-type="float">
            <text:p>6.40992066600302</text:p>
          </table:table-cell>
          <table:table-cell table:formula="of:=([.N11]+([.$B$14]-1)*[.M12])/[.$B$14]" office:value-type="float" office:value="7.23368058275264" calcext:value-type="float">
            <text:p>7.23368058275264</text:p>
          </table:table-cell>
          <table:table-cell table:formula="of:=([.O11]+([.$B$14]-1)*[.N12])/[.$B$14]" office:value-type="float" office:value="8.07947050990856" calcext:value-type="float">
            <text:p>8.07947050990856</text:p>
          </table:table-cell>
          <table:table-cell table:formula="of:=([.P11]+([.$B$14]-1)*[.O12])/[.$B$14]" office:value-type="float" office:value="8.94453669616999" calcext:value-type="float">
            <text:p>8.9445366961699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lpha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" office:value-type="string" calcext:value-type="string" table:number-columns-spanned="4" table:number-rows-spanned="1">
            <text:p>s_sum tes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1 + s2</text:p>
          </table:table-cell>
          <table:table-cell table:number-columns-repeated="3"/>
          <table:table-cell table:formula="of:=[.E18]+[.E19]" office:value-type="float" office:value="15" calcext:value-type="float">
            <text:p>15</text:p>
          </table:table-cell>
          <table:table-cell table:formula="of:=[.F18]+[.F19]" office:value-type="float" office:value="17" calcext:value-type="float">
            <text:p>17</text:p>
          </table:table-cell>
          <table:table-cell table:formula="of:=[.G18]+[.G19]" office:value-type="float" office:value="19" calcext:value-type="float">
            <text:p>19</text:p>
          </table:table-cell>
          <table:table-cell table:formula="of:=[.H18]+[.H19]" office:value-type="float" office:value="21" calcext:value-type="float">
            <text:p>21</text:p>
          </table:table-cell>
          <table:table-cell table:formula="of:=[.I18]+[.I19]" office:value-type="float" office:value="23" calcext:value-type="float">
            <text:p>23</text:p>
          </table:table-cell>
          <table:table-cell table:formula="of:=[.J18]+[.J19]" office:value-type="float" office:value="25" calcext:value-type="float">
            <text:p>25</text:p>
          </table:table-cell>
          <table:table-cell table:formula="of:=[.K18]+[.K19]" office:value-type="float" office:value="27" calcext:value-type="float">
            <text:p>27</text:p>
          </table:table-cell>
          <table:table-cell table:formula="of:=[.L18]+[.L19]" office:value-type="float" office:value="29" calcext:value-type="float">
            <text:p>29</text:p>
          </table:table-cell>
          <table:table-cell table:formula="of:=[.M18]+[.M19]" office:value-type="float" office:value="31" calcext:value-type="float">
            <text:p>31</text:p>
          </table:table-cell>
          <table:table-cell table:formula="of:=[.N18]+[.N19]" office:value-type="float" office:value="33" calcext:value-type="float">
            <text:p>3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4" table:number-rows-spanned="1">
            <text:p>s_merg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X =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table:formula="of:=[.C27]-[.B27]" office:value-type="float" office:value="1" calcext:value-type="float">
            <text:p>1</text:p>
          </table:table-cell>
          <table:table-cell table:formula="of:=[.D27]-[.C27]" office:value-type="float" office:value="3" calcext:value-type="float">
            <text:p>3</text:p>
          </table:table-cell>
          <table:table-cell table:formula="of:=[.E27]-[.D27]" office:value-type="float" office:value="-1" calcext:value-type="float">
            <text:p>-1</text:p>
          </table:table-cell>
          <table:table-cell table:formula="of:=[.F27]-[.E27]" office:value-type="float" office:value="47" calcext:value-type="float">
            <text:p>47</text:p>
          </table:table-cell>
          <table:table-cell table:formula="of:=[.G27]-[.F27]" office:value-type="float" office:value="-45" calcext:value-type="float">
            <text:p>-45</text:p>
          </table:table-cell>
          <table:table-cell table:formula="of:=[.H27]-[.G27]" office:value-type="float" office:value="4" calcext:value-type="float">
            <text:p>4</text:p>
          </table:table-cell>
          <table:table-cell table:formula="of:=[.I27]-[.H27]" office:value-type="float" office:value="-2" calcext:value-type="float">
            <text:p>-2</text:p>
          </table:table-cell>
          <table:table-cell table:formula="of:=[.J27]-[.I27]" office:value-type="float" office:value="82" calcext:value-type="float">
            <text:p>82</text:p>
          </table:table-cell>
          <table:table-cell table:formula="of:=[.K27]-[.J27]" office:value-type="float" office:value="-80" calcext:value-type="float">
            <text:p>-80</text:p>
          </table:table-cell>
          <table:table-cell table:formula="of:=[.L27]-[.K27]" office:value-type="float" office:value="1" calcext:value-type="float">
            <text:p>1</text:p>
          </table:table-cell>
          <table:table-cell table:formula="of:=[.M27]-[.L27]" office:value-type="float" office:value="11" calcext:value-type="float">
            <text:p>11</text:p>
          </table:table-cell>
          <table:table-cell table:formula="of:=[.N27]-[.M27]" office:value-type="float" office:value="-9" calcext:value-type="float">
            <text:p>-9</text:p>
          </table:table-cell>
          <table:table-cell table:formula="of:=[.O27]-[.N27]" office:value-type="float" office:value="1" calcext:value-type="float">
            <text:p>1</text:p>
          </table:table-cell>
          <table:table-cell table:formula="of:=[.P27]-[.O27]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/>
          <table:table-cell table:style-name="ce1" office:value-type="string" calcext:value-type="string" table:number-columns-spanned="3" table:number-rows-spanned="1">
            <text:p>Sum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X 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3"/>
          <table:table-cell table:formula="of:=[.B33]+[.C33]+[.D33]+[.E33]" office:value-type="float" office:value="10" calcext:value-type="float">
            <text:p>10</text:p>
          </table:table-cell>
          <table:table-cell table:formula="of:=[.C33]+[.D33]+[.E33]+[.F33]" office:value-type="float" office:value="14" calcext:value-type="float">
            <text:p>14</text:p>
          </table:table-cell>
          <table:table-cell table:formula="of:=[.D33]+[.E33]+[.F33]+[.G33]" office:value-type="float" office:value="18" calcext:value-type="float">
            <text:p>18</text:p>
          </table:table-cell>
          <table:table-cell table:formula="of:=[.E33]+[.F33]+[.G33]+[.H33]" office:value-type="float" office:value="22" calcext:value-type="float">
            <text:p>22</text:p>
          </table:table-cell>
          <table:table-cell table:formula="of:=[.F33]+[.G33]+[.H33]+[.I33]" office:value-type="float" office:value="26" calcext:value-type="float">
            <text:p>26</text:p>
          </table:table-cell>
          <table:table-cell table:formula="of:=[.G33]+[.H33]+[.I33]+[.J33]" office:value-type="float" office:value="30" calcext:value-type="float">
            <text:p>30</text:p>
          </table:table-cell>
          <table:table-cell table:formula="of:=[.H33]+[.I33]+[.J33]+[.K33]" office:value-type="float" office:value="34" calcext:value-type="float">
            <text:p>34</text:p>
          </table:table-cell>
          <table:table-cell table:formula="of:=[.I33]+[.J33]+[.K33]+[.L33]" office:value-type="float" office:value="38" calcext:value-type="float">
            <text:p>38</text:p>
          </table:table-cell>
          <table:table-cell table:formula="of:=[.J33]+[.K33]+[.L33]+[.M33]" office:value-type="float" office:value="42" calcext:value-type="float">
            <text:p>42</text:p>
          </table:table-cell>
          <table:table-cell table:formula="of:=[.K33]+[.L33]+[.M33]+[.N33]" office:value-type="float" office:value="46" calcext:value-type="float">
            <text:p>46</text:p>
          </table:table-cell>
          <table:table-cell table:formula="of:=[.L33]+[.M33]+[.N33]+[.O33]" office:value-type="float" office:value="50" calcext:value-type="float">
            <text:p>50</text:p>
          </table:table-cell>
          <table:table-cell table:formula="of:=[.M33]+[.N33]+[.O33]+[.P33]" office:value-type="float" office:value="54" calcext:value-type="float">
            <text:p>54</text:p>
          </table:table-cell>
          <table:table-cell table:number-columns-repeated="1008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21:25:37.108636048</meta:creation-date>
    <dc:date>2019-06-17T19:59:19.846095505</dc:date>
    <meta:editing-duration>P1DT5H31M58S</meta:editing-duration>
    <meta:editing-cycles>2</meta:editing-cycles>
    <meta:generator>LibreOffice/6.1.2.1$Linux_X86_64 LibreOffice_project/65905a128db06ba48db947242809d14d3f9a93fe</meta:generator>
    <meta:document-statistic meta:table-count="1" meta:cell-count="156" meta:object-count="0"/>
  </office:meta>
</office:document-meta>
</file>